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cm" svg:height="1.1cm" svg:x="7.7cm" svg:y="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4cm" svg:height="1.3cm" svg:x="5.4cm" svg:y="2.9cm">
          <text:p text:style-name="P1">Count ← 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2" draw:text-style-name="P1" draw:layer="layout" svg:x1="8.9cm" svg:y1="2.1cm" svg:x2="8.9cm" svg:y2="3.3cm">
          <text:p/>
        </draw:line>
        <draw:line draw:style-name="gr2" draw:text-style-name="P1" draw:layer="layout" svg:x1="8.9cm" svg:y1="4.2cm" svg:x2="8.9cm" svg:y2="5.4cm">
          <text:p/>
        </draw:line>
        <draw:custom-shape draw:style-name="gr1" draw:text-style-name="P1" draw:layer="layout" svg:width="5.3cm" svg:height="2cm" svg:x="6.3cm" svg:y="5.2cm">
          <text:p text:style-name="P1">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9cm" svg:y1="7.2cm" svg:x2="8.9cm" svg:y2="9.1cm">
          <text:p/>
        </draw:line>
        <draw:custom-shape draw:style-name="gr1" draw:text-style-name="P1" draw:layer="layout" svg:width="4.7cm" svg:height="4.1cm" svg:x="6.573cm" svg:y="8.9cm">
          <text:p text:style-name="P1">Count = 10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7.4cm" svg:height="2cm" svg:x="5.3cm" svg:y="14.7cm">
          <text:p text:style-name="P1">Count ← Count + 1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cm" svg:y1="13cm" svg:x2="9cm" svg:y2="14.9cm">
          <text:p/>
        </draw:line>
        <draw:line draw:style-name="gr3" draw:text-style-name="P1" draw:layer="layout" svg:x1="12.7cm" svg:y1="15.7cm" svg:x2="18.1cm" svg:y2="15.7cm">
          <text:p/>
        </draw:line>
        <draw:line draw:style-name="gr3" draw:text-style-name="P1" draw:layer="layout" svg:x1="18.1cm" svg:y1="15.7cm" svg:x2="18.1cm" svg:y2="3.7cm">
          <text:p/>
        </draw:line>
        <draw:line draw:style-name="gr2" draw:text-style-name="P1" draw:layer="layout" svg:x1="18.1cm" svg:y1="3.7cm" svg:x2="12.8cm" svg:y2="3.7cm">
          <text:p/>
        </draw:line>
        <draw:line draw:style-name="gr3" draw:text-style-name="P1" draw:layer="layout" svg:x1="6.3cm" svg:y1="6.2cm" svg:x2="2.7cm" svg:y2="6.2cm">
          <text:p/>
        </draw:line>
        <draw:line draw:style-name="gr2" draw:text-style-name="P1" draw:layer="layout" svg:x1="2.7cm" svg:y1="6.2cm" svg:x2="2.6cm" svg:y2="19.4cm">
          <text:p/>
        </draw:line>
        <draw:custom-shape draw:style-name="gr1" draw:text-style-name="P1" draw:layer="layout" svg:width="9.2cm" svg:height="3cm" svg:x="1.3cm" svg:y="19.3cm">
          <text:p text:style-name="P1">Print hello world 10 time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4T15:22:51.049000000</meta:creation-date>
    <dc:date>2014-10-14T15:37:28.204000000</dc:date>
    <meta:editing-duration>P0D</meta:editing-duration>
    <meta:editing-cycles>1</meta:editing-cycles>
    <meta:document-statistic meta:object-count="15"/>
    <meta:generator>LibreOffice/4.2.5.2$Windows_x86 LibreOffice_project/61cb170a04bb1f12e77c884eab9192be736ec5f5</meta:generator>
  </office:meta>
</office:document-meta>
</file>